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text-position="0% 100%"/>
    </style:style>
    <style:style style:name="P4" style:family="paragraph" style:parent-style-name="Standard">
      <style:paragraph-properties fo:text-align="center" style:justify-single-word="false"/>
      <style:text-properties style:text-position="0% 100%"/>
    </style:style>
    <style:style style:name="P5" style:family="paragraph" style:parent-style-name="Standard">
      <style:text-properties style:text-position="0% 100%" fo:font-style="italic" style:font-style-asian="italic"/>
    </style:style>
    <style:style style:name="P6" style:family="paragraph" style:parent-style-name="Standard">
      <style:paragraph-properties fo:text-align="start" style:justify-single-word="false"/>
      <style:text-properties style:text-position="0% 100%" fo:font-style="italic" style:font-style-asian="italic"/>
    </style:style>
    <style:style style:name="P7" style:family="paragraph" style:parent-style-name="Standard">
      <style:paragraph-properties fo:text-align="center" style:justify-single-word="false"/>
      <style:text-properties style:text-position="0% 100%" fo:font-style="italic" style:font-style-asian="italic"/>
    </style:style>
    <style:style style:name="P8" style:family="paragraph" style:parent-style-name="Standard">
      <style:text-properties style:text-position="0% 100%" fo:font-size="12pt" style:font-size-asian="12pt" style:font-size-complex="12pt"/>
    </style:style>
    <style:style style:name="P9" style:family="paragraph" style:parent-style-name="Standard">
      <style:paragraph-properties fo:text-align="center" style:justify-single-word="false"/>
      <style:text-properties style:text-position="0% 100%" fo:font-weight="bold" style:font-weight-asian="bold"/>
    </style:style>
    <style:style style:name="P10" style:family="paragraph" style:parent-style-name="Standard">
      <style:paragraph-properties fo:text-align="center" style:justify-single-word="false"/>
      <style:text-properties style:text-position="0% 100%" fo:font-style="normal" fo:font-weight="bold" style:font-style-asian="normal" style:font-weight-asian="bold"/>
    </style:style>
    <style:style style:name="P11" style:family="paragraph" style:parent-style-name="Standard">
      <style:paragraph-properties fo:text-align="end" style:justify-single-word="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master-page-name="Standard">
      <style:paragraph-properties fo:text-align="center" style:justify-single-word="false" style:page-number="1"/>
    </style:style>
    <style:style style:name="T1" style:family="text">
      <style:text-properties fo:color="#ff0000" style:text-position="-3% 100%" fo:font-size="16pt" fo:font-weight="bold" style:font-size-asian="16pt" style:font-weight-asian="bold" style:font-size-complex="16pt"/>
    </style:style>
    <style:style style:name="T2" style:family="text">
      <style:text-properties fo:color="#ff0000" style:text-position="0% 100%" fo:font-size="16pt" fo:font-weight="bold" style:font-size-asian="16pt" style:font-weight-asian="bold" style:font-size-complex="16pt"/>
    </style:style>
    <style:style style:name="T3" style:family="text">
      <style:text-properties style:text-position="0% 100%"/>
    </style:style>
    <style:style style:name="T4" style:family="text">
      <style:text-properties style:text-position="0% 100%" fo:font-style="italic" style:font-style-asian="italic"/>
    </style:style>
    <style:style style:name="T5" style:family="text">
      <style:text-properties style:text-position="0% 100%" fo:font-style="italic" fo:font-weight="bold" style:font-style-asian="italic" style:font-weight-asian="bold"/>
    </style:style>
    <style:style style:name="T6" style:family="text">
      <style:text-properties style:text-position="0% 100%" fo:font-size="12pt" style:font-size-asian="12pt" style:font-size-complex="12pt"/>
    </style:style>
    <style:style style:name="T7" style:family="text">
      <style:text-properties style:text-position="0% 100%" fo:font-size="12pt" fo:font-weight="bold" style:font-size-asian="12pt" style:font-weight-asian="bold" style:font-size-complex="12pt"/>
    </style:style>
    <style:style style:name="T8" style:family="text">
      <style:text-properties style:text-position="0% 100%" fo:font-weight="bold" style:font-weight-asian="bold"/>
    </style:style>
    <style:style style:name="T9" style:family="text">
      <style:text-properties style:text-position="0% 100%" style:text-underline-style="solid" style:text-underline-width="auto" style:text-underline-color="font-color"/>
    </style:style>
    <style:style style:name="T10" style:family="text">
      <style:text-properties style:text-position="0% 100%" style:text-underline-style="solid" style:text-underline-width="auto" style:text-underline-color="font-color" fo:font-weight="bold" style:font-weight-asian="bold"/>
    </style:style>
    <style:style style:name="T11" style:family="text">
      <style:text-properties style:text-position="0% 100%" fo:font-style="normal" fo:font-weight="bold" style:font-style-asian="normal" style:font-weight-asian="bold"/>
    </style:style>
    <style:style style:name="T12" style:family="text">
      <style:text-properties style:text-position="0% 100%" fo:font-style="normal" style:text-underline-style="solid" style:text-underline-width="auto" style:text-underline-color="font-color" fo:font-weight="bold"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1">Don't Let Your Dog's Behavior Problems Affect Your Life, </text:span></text:h>
      <text:h text:style-name="P2" text:outline-level="1"><text:span text:style-name="T2">or Your Relationship With Your Pet Another Day!</text:span></text:h>
      <text:h text:style-name="P4" text:outline-level="1"/>
      <text:h text:style-name="Standard" text:outline-level="1"><text:span text:style-name="T4">“Tyler made a great first impression. Immediately, I could tell that he loved animals and had a strong passion for his work. I have a Boxer/Lab that had some highly undesirable habits (Ok. This dog was nuts). Within the first ten minutes It became apparent that Tyler had far superior levels of patience than any human should. </text:span></text:h>
      <text:h text:style-name="P5" text:outline-level="1"/>
      <text:h text:style-name="P2" text:outline-level="1"><text:span text:style-name="T4"><text:s/>{insert small photo – optional}</text:span></text:h>
      <text:h text:style-name="P5" text:outline-level="1"/>
      <text:h text:style-name="Standard" text:outline-level="1"><text:span text:style-name="T4">It's been four weeks now and I sometimes think somebody traded out my dog with a well behaved stunt double. All joking aside, I couldn't recommend a better choice for dog training than The Noble Dog.” </text:span></text:h>
      <text:h text:style-name="P11" text:outline-level="1"><text:span text:style-name="T4">- Chad Moffett, Oxnard</text:span></text:h>
      <text:h text:style-name="P11" text:outline-level="1"><text:span text:style-name="T3"><text:line-break/></text:span></text:h>
      <text:h text:style-name="Standard" text:outline-level="1"><text:span text:style-name="T7">Don't blame yourself or your dog! Behavior issues are VERY common. They are often a result of conditioning, genetics, separation anxiety, and several other factors. </text:span></text:h>
      <text:h text:style-name="P8" text:outline-level="1"/>
      <text:h text:style-name="P2" text:outline-level="1"><text:span text:style-name="T8">The good news is: that regardless of the dog's age or past, they CAN be overcome! <text:s/></text:span></text:h>
      <text:h text:style-name="P3" text:outline-level="1"/>
      <text:h text:style-name="Standard" text:outline-level="1"><text:span text:style-name="T3">In every dog, there's one that's loving and able to behave well in any setting. My goal with “The Noble Dog” is to help bring out that part of the dog's personality, and let it dominate. There is simply no need to put up with, or otherwise tolerate, poor/unwanted behavior from your dog. </text:span></text:h>
      <text:h text:style-name="P3" text:outline-level="1"/>
      <text:h text:style-name="P2" text:outline-level="1"><text:span text:style-name="T8">Do you feel like your dog runs the house?</text:span><text:span text:style-name="T3"> </text:span></text:h>
      <text:h text:style-name="P3" text:outline-level="1"/>
      <text:h text:style-name="P2" text:outline-level="1"><text:span text:style-name="T8">Do you often feel like your dog is “in control” instead of you? </text:span></text:h>
      <text:h text:style-name="P9" text:outline-level="1"/>
      <text:h text:style-name="P2" text:outline-level="1"><text:soft-page-break/><text:span text:style-name="T8">It's time to take back control </text:span><text:span text:style-name="T10">NOW.</text:span><text:span text:style-name="T8"> </text:span></text:h>
      <text:h text:style-name="P9" text:outline-level="1"/>
      <text:h text:style-name="Standard" text:outline-level="1"><text:span text:style-name="T3">I specialize in teaching both you as well as your dog how to coexist, with the proper order and hierarchy. An important (and often-missed) part of training is involvement, and yes, training the </text:span><text:span text:style-name="T9">owner.</text:span><text:span text:style-name="T3"> </text:span></text:h>
      <text:h text:style-name="P3" text:outline-level="1"/>
      <text:h text:style-name="Standard" text:outline-level="1"><text:span text:style-name="T3">Through my proven methods, I'll teach you how to be an effective, loving leader for your dog.</text:span></text:h>
      <text:h text:style-name="P3" text:outline-level="1"/>
      <text:h text:style-name="Standard" text:outline-level="1"><text:span text:style-name="T3">In no time at all, we will have your dog treating you and your home with respect and proper behavior. It's a matter of patience, conditioning, and a positive training environment. </text:span></text:h>
      <text:h text:style-name="P3" text:outline-level="1"/>
      <text:h text:style-name="Standard" text:outline-level="1"><text:span text:style-name="T9">Here are the more common problems that most dog owners experience with their pets:</text:span></text:h>
      <text:h text:style-name="P3" text:outline-level="1"/>
      <text:list xml:id="list1757093696" text:style-name="WWNum1">
        <text:list-item>
          <text:h text:style-name="P12" text:outline-level="1"><text:span text:style-name="T3">Defiance</text:span></text:h>
        </text:list-item>
        <text:list-item>
          <text:h text:style-name="P12" text:outline-level="1"><text:span text:style-name="T3">Aggression (various forms)</text:span></text:h>
        </text:list-item>
        <text:list-item>
          <text:h text:style-name="P12" text:outline-level="1"><text:span text:style-name="T3">Walking properly</text:span></text:h>
        </text:list-item>
        <text:list-item>
          <text:h text:style-name="P12" text:outline-level="1"><text:span text:style-name="T3">Dominance</text:span></text:h>
        </text:list-item>
        <text:list-item>
          <text:h text:style-name="P12" text:outline-level="1"><text:span text:style-name="T3">Destructive behavior</text:span></text:h>
        </text:list-item>
        <text:list-item>
          <text:h text:style-name="P12" text:outline-level="1"><text:span text:style-name="T3">Running away</text:span></text:h>
        </text:list-item>
        <text:list-item>
          <text:h text:style-name="P12" text:outline-level="1"><text:span text:style-name="T3">Chewing</text:span></text:h>
        </text:list-item>
        <text:list-item>
          <text:h text:style-name="P12" text:outline-level="1"><text:span text:style-name="T3">Shyness</text:span></text:h>
        </text:list-item>
        <text:list-item>
          <text:h text:style-name="P12" text:outline-level="1"><text:span text:style-name="T3">Jumping on people and furniture</text:span></text:h>
        </text:list-item>
        <text:list-item>
          <text:h text:style-name="P12" text:outline-level="1"><text:span text:style-name="T3">Stealing food</text:span></text:h>
        </text:list-item>
        <text:list-item>
          <text:h text:style-name="P12" text:outline-level="1"><text:span text:style-name="T3">“Bogarting” items</text:span></text:h>
        </text:list-item>
        <text:list-item>
          <text:h text:style-name="P12" text:outline-level="1"><text:soft-page-break/><text:span text:style-name="T3">Separation anxiety</text:span></text:h>
        </text:list-item>
        <text:list-item>
          <text:h text:style-name="P12" text:outline-level="1"><text:span text:style-name="T3">Excessive barking</text:span></text:h>
        </text:list-item>
        <text:list-item>
          <text:h text:style-name="P12" text:outline-level="1"><text:span text:style-name="T3">Urinating indoors</text:span></text:h>
        </text:list-item>
        <text:list-item>
          <text:h text:style-name="P12" text:outline-level="1"><text:span text:style-name="T3">Excessive digging</text:span></text:h>
        </text:list-item>
      </text:list>
      <text:h text:style-name="P3" text:outline-level="1"/>
      <text:h text:style-name="Standard" text:outline-level="1"><text:span text:style-name="T3">Whether your dog's particular issue shows up on this list or not, I can help! Beyond that, I'll ensure that you end up with a dog who will also obey simple commands too! </text:span></text:h>
      <text:h text:style-name="P3" text:outline-level="1"/>
      <text:h text:style-name="Standard" text:outline-level="1"><text:span text:style-name="T3">While I specialize in discipline and behavior issues rather than “obedience” training, I can work with your pet to obey any set of commands you desire. All it takes is time and patience. </text:span></text:h>
      <text:h text:style-name="Standard" text:outline-level="1"><text:span text:style-name="T3">Would you like a free in-home evaluation? </text:span><text:span text:style-name="T8">Just click now!</text:span><text:span text:style-name="T3"> <text:s/></text:span><text:span text:style-name="T4">{insert link to inquiry form here}</text:span></text:h>
      <text:h text:style-name="P3" text:outline-level="1"/>
      <text:h text:style-name="Standard" text:outline-level="1"><text:span text:style-name="T4">“Our 9 months old German Shepherd named Turbo was having aggression both towards people and other dogs. He would go berserk on walks when he sees other people or dogs. He would bark and lunges aggressively toward them. The issues seems to be getting worse and worse, to the point where we were contemplating on giving him up, but we decided to give him another chance. We found out about Tyler from The Noble Dog and decided to enlist Turbo for the training. We had six training sessions with Tyler. </text:span></text:h>
      <text:h text:style-name="P2" text:outline-level="1"><text:span text:style-name="T4"><text:s/>{insert small photo – optional}</text:span></text:h>
      <text:h text:style-name="P5" text:outline-level="1"/>
      <text:h text:style-name="Standard" text:outline-level="1"><text:span text:style-name="T4">After a few sessions Turbo's behavior had improved 70%-80%. We were able to handle him properly on walks using the techniques Tyler taught. Turbo's behavior improved dramatically as the sessions went on. After six sessions we were able to walk turbo around parks where there are lots of people and other dogs. Turbo was also able to walk along with other dogs. We are really happy and grateful for the training Tyler provided. Turbo no longer have aggression issues and it is so enjoyable taking him on walks. Tyler is a great dog trainer and we highly recommend him.<text:line-break/>” </text:span></text:h>
      <text:h text:style-name="P11" text:outline-level="1"><text:span text:style-name="T4">- Hoang Tran<text:line-break/>, <text:line-break/>Oxnard<text:line-break/></text:span></text:h>
      <text:h text:style-name="Standard" text:outline-level="1"><text:span text:style-name="T4"><text:line-break/></text:span></text:h>
      <text:h text:style-name="P3" text:outline-level="1"/>
      <text:h text:style-name="P2" text:outline-level="1"><text:span text:style-name="T8">So What Training Methods Do I Use?</text:span></text:h>
      <text:h text:style-name="P3" text:outline-level="1"/>
      <text:h text:style-name="Standard" text:outline-level="1"><text:span text:style-name="T3">I believe in utilizing training methods that are positive, simple and effective. They must be able to apply to different aspects of a dog and owner's relationship. We set out to achieve a goal. That goal is to establish you, the owner as a good, respected leader for your dog. It's important to establish that the dog will respect you as its leader in the correct manner. </text:span></text:h>
      <text:h text:style-name="P3" text:outline-level="1"/>
      <text:h text:style-name="Standard" text:outline-level="1"><text:soft-page-break/><text:span text:style-name="T3">This in turn motivates the dog to naturally want to obey commands, as well as make an effort to please his leader, you. </text:span></text:h>
      <text:h text:style-name="P3" text:outline-level="1"/>
      <text:h text:style-name="Standard" text:outline-level="1"><text:span text:style-name="T3">Remember, dogs are naturally “pack animals”. It's in their DNA. One dog becomes the effective leader, and all the other members of the pack follow and obey the leader. The ultimate goal is to establish you to as an effective and respected “leader” for your dog. As a result, he will naturally want to listen to you, as well as try his hardest to please you. </text:span></text:h>
      <text:h text:style-name="P3" text:outline-level="1"/>
      <text:h text:style-name="Standard" text:outline-level="1"><text:span text:style-name="T3">Believe it or not, a huge part of what I do is train the human side of the dog-owner equation to become truly effective leaders. </text:span></text:h>
      <text:h text:style-name="P3" text:outline-level="1"/>
      <text:h text:style-name="Standard" text:outline-level="1"><text:span text:style-name="T3">All of the sessions are “hands-on”. We will also discuss the theory of dog behavior in detail along the way. I will work with you as well as your dog in order to establish proper technique and communication. Every dog is different, so we'll also take the time to learn about your dog's own psychology and behavior patterns. </text:span></text:h>
      <text:h text:style-name="P3" text:outline-level="1"/>
      <text:h text:style-name="P2" text:outline-level="1"><text:span text:style-name="T8">Remember that accomplishing this successfully, </text:span></text:h>
      <text:h text:style-name="P2" text:outline-level="1"><text:span text:style-name="T8">takes </text:span><text:span text:style-name="T10">time and commitment.</text:span><text:span text:style-name="T3"> </text:span></text:h>
      <text:h text:style-name="Standard" text:outline-level="1"><text:span text:style-name="T3"><text:s/></text:span></text:h>
      <text:h text:style-name="Standard" text:outline-level="1"><text:span text:style-name="T3">It's not an overnight process. But it doesn't take “forever” either! Once we make a breakthrough with your dog, you will come to realize something important. That training and working with your dog is an ongoing, lifelong experience. It just gets better with time and practice. </text:span></text:h>
      <text:h text:style-name="P3" text:outline-level="1"/>
      <text:h text:style-name="Standard" text:outline-level="1"><text:span text:style-name="T3">While I'm working with you to establish leadership and proper dog-handling procedures, we will also work with the dog to help correct behavioral problems. Let's face it, that's more than likely why you are at this site right now. </text:span></text:h>
      <text:h text:style-name="P3" text:outline-level="1"/>
      <text:h text:style-name="Standard" text:outline-level="1"><text:span text:style-name="T9">In getting your role as the dog's leader established, we will cover things like:</text:span></text:h>
      <text:h text:style-name="P3" text:outline-level="1"/>
      <text:list xml:id="list626578503" text:style-name="WWNum2">
        <text:list-item>
          <text:h text:style-name="P13" text:outline-level="1"><text:span text:style-name="T3">The importance of fulfilling your dog's needs</text:span></text:h>
        </text:list-item>
        <text:list-item>
          <text:h text:style-name="P13" text:outline-level="1"><text:span text:style-name="T3">Proper walking and discipline procedures</text:span></text:h>
        </text:list-item>
        <text:list-item>
          <text:h text:style-name="P13" text:outline-level="1"><text:span text:style-name="T3">Effectively setting rules of the household for your dog to abide by, with no tolerance of bad behavior. </text:span></text:h>
        </text:list-item>
        <text:list-item>
          <text:h text:style-name="P13" text:outline-level="1"><text:span text:style-name="T3">And much more!</text:span></text:h>
        </text:list-item>
      </text:list>
      <text:h text:style-name="P3" text:outline-level="1"><text:soft-page-break/></text:h>
      <text:h text:style-name="Standard" text:outline-level="1"><text:span text:style-name="T3">I find using a balanced approach to be the best way to set the foundation. This means using both positive reinforcement, as well as proper correction techniques. In my experience, this approach is the fastest and most effective way to stop bad behavior. It's also the best way to influence new and proper behavior in the future. </text:span></text:h>
      <text:h text:style-name="P3" text:outline-level="1"/>
      <text:h text:style-name="Standard" text:outline-level="1"><text:span text:style-name="T3">One of the more established ways of using positive reinforcement that most trainers use is by giving treats. I for one, do NOT do this. Instead, I prefer use positive reinforcement in regards to what the dog wants. And believe it or not, that is very rarely treats. <text:s/>Your dog wants your love and attention more than treats. </text:span></text:h>
      <text:h text:style-name="P3" text:outline-level="1"/>
      <text:h text:style-name="P2" text:outline-level="1"><text:span text:style-name="T8">Here's an example...</text:span><text:span text:style-name="T3"> </text:span></text:h>
      <text:h text:style-name="P3" text:outline-level="1"/>
      <text:h text:style-name="Standard" text:outline-level="1"><text:span text:style-name="T3">I will often ask a dog I work with to sit and stay before exiting the house. If the dog successfully obeys, he will be positively rewarded by being taken outside for a walk. The dog is able to make the connection between obeying and direct positive rewards in a very logical way. This approach allows you as an owner to essentially train and adjust your dog's behavior through the course of a day. Without the use of repetitive, non-changing rewards, such as treats. <text:s/></text:span></text:h>
      <text:h text:style-name="P3" text:outline-level="1"/>
      <text:h text:style-name="Standard" text:outline-level="1"><text:span text:style-name="T3">When I use a correction action, the goal is to simply snap the dog out of its current mindset. A correction can be anything from a specific noise (as in saying "no"), or a calm-but-assertive touch. The point of doing this is to let the dog know that he needs to be focusing on what I want him to be focusing on at that particular time. </text:span></text:h>
      <text:h text:style-name="P3" text:outline-level="1"/>
      <text:h text:style-name="Standard" text:outline-level="1"><text:span text:style-name="T3">I do not believe it's every proper to use a correction to hit or hurt a dog, or cause any kind of <text:s/>discomfort even remotely. It's important as a trainer to remain calm with the dog he's working with. This encourages the dog to trust and remain calm right back with the trainer (as well as with you!). </text:span></text:h>
      <text:h text:style-name="P3" text:outline-level="1"/>
      <text:h text:style-name="Standard" text:outline-level="1"><text:span text:style-name="T3">Remember, I handle every dog with the same degree of love and attention I do with my very own. As ANY good trainer should.</text:span></text:h>
      <text:h text:style-name="P3" text:outline-level="1"/>
      <text:h text:style-name="P2" text:outline-level="1"><text:span text:style-name="T8">What tools do I use?</text:span></text:h>
      <text:h text:style-name="P3" text:outline-level="1"/>
      <text:h text:style-name="Standard" text:outline-level="1"><text:span text:style-name="T3">To me, the most powerful tool, at the risk of sounding cliché', is the mind. When you learn the proper way to ask your dog to obey a command, you will learn more than just that. You will also learn the proper voice tone and body language to use. </text:span></text:h>
      <text:h text:style-name="P3" text:outline-level="1"/>
      <text:h text:style-name="Standard" text:outline-level="1"><text:span text:style-name="T3">These elements go a long way in establishing the leadership role. It clearly communicates to the dog that YOU are the leader and shall be obeyed. Better yet, it will make the dog WANT to obey you. This is half the battle. </text:span></text:h>
      <text:h text:style-name="P3" text:outline-level="1"/>
      <text:h text:style-name="Standard" text:outline-level="1"><text:soft-page-break/><text:span text:style-name="T3">As for “physical” tools, we will use whatever you as the owner are comfortable with. My standard tool is a slip lead. Nothing fancy or elaborate, but it works virtually every time. When we do the initial evaluation, we can discuss other tools. Including any you may be currently using with your dog, or have used in the past. <text:s/></text:span></text:h>
      <text:h text:style-name="P3" text:outline-level="1"/>
      <text:h text:style-name="P2" text:outline-level="1"><text:span text:style-name="T8">What can you expect?</text:span></text:h>
      <text:h text:style-name="P3" text:outline-level="1"/>
      <text:h text:style-name="Standard" text:outline-level="1"><text:span text:style-name="T3">As a result of my working with your dog, you can expect some very clear, distinct results:</text:span></text:h>
      <text:h text:style-name="P3" text:outline-level="1"/>
      <text:list xml:id="list3792169495" text:style-name="WWNum3">
        <text:list-item>
          <text:h text:style-name="P14" text:outline-level="1"><text:span text:style-name="T3">Your dog will have excellent behavior skills, and will listen to your standard commands.</text:span></text:h>
        </text:list-item>
      </text:list>
      <text:h text:style-name="P3" text:outline-level="1"/>
      <text:list xml:id="list193238913637074" text:continue-numbering="true" text:style-name="WWNum3">
        <text:list-item>
          <text:h text:style-name="P14" text:outline-level="1"><text:span text:style-name="T3">Your dog will keep his or her personality, and the quirky characteristics you have come to love.</text:span></text:h>
        </text:list-item>
      </text:list>
      <text:h text:style-name="P3" text:outline-level="1"/>
      <text:list xml:id="list193237051292431" text:continue-numbering="true" text:style-name="WWNum3">
        <text:list-item>
          <text:h text:style-name="P14" text:outline-level="1"><text:span text:style-name="T3">Your dog will live within the rules you have established, and will be happy to do it.</text:span></text:h>
        </text:list-item>
      </text:list>
      <text:h text:style-name="P3" text:outline-level="1"/>
      <text:h text:style-name="P2" text:outline-level="1"><text:span text:style-name="T8">How long will it take?</text:span></text:h>
      <text:h text:style-name="P3" text:outline-level="1"/>
      <text:h text:style-name="Standard" text:outline-level="1"><text:span text:style-name="T3">This depends greatly on a few factors. It also depends on what you're willing to commit on a personal level towards the training and rehabilitation of your dog. It's important to understand that effective training, behavior modification, and rehabilitation all take time. Also, just as importantly, it requires consistency on your behalf. </text:span></text:h>
      <text:h text:style-name="P3" text:outline-level="1"/>
      <text:h text:style-name="Standard" text:outline-level="1"><text:span text:style-name="T3">When you hire me to work with your dog, be assured that you will get 100% commitment from me towards you and your dog. All I ask is that you do the same. If you do, chances are very good that you will start seeing small changes almost immediately. Those changes will build on top of the previous changes with every day and every session. </text:span></text:h>
      <text:h text:style-name="P3" text:outline-level="1"/>
      <text:h text:style-name="Standard" text:outline-level="1"><text:span text:style-name="T3">Commit to the process, and you will be amazed not only at the results, but how fast they will come along. Don't worry, I will commit to the process too. I will take on any case no matter how hopeless it may appear! </text:span></text:h>
      <text:h text:style-name="P3" text:outline-level="1"/>
      <text:h text:style-name="Standard" text:outline-level="1"><text:span text:style-name="T3">As first a dog walker, then a trainer, I have dealt with dogs of all kinds of temperaments and dispositions. I even worked with a dog that was so aggressive towards humans, that he charged me the first time we made eye contact. </text:span></text:h>
      <text:h text:style-name="P3" text:outline-level="1"><text:soft-page-break/></text:h>
      <text:h text:style-name="Standard" text:outline-level="1"><text:span text:style-name="T3">Within one week, he became completely calm-submissive, and safe to keep around. With only one hour's session, and giving the owner the proper procedures to manage the dog, they saw results in a WEEK. </text:span></text:h>
      <text:h text:style-name="P3" text:outline-level="1"/>
      <text:h text:style-name="Standard" text:outline-level="1"><text:span text:style-name="T3">This was not just because of my work, but it was the owner's commitment that made all the difference. It's proof that with proper information, practice and consistency, any dog owner can achieve great results with ANY dog. </text:span></text:h>
      <text:h text:style-name="P3" text:outline-level="1"/>
      <text:h text:style-name="P2" text:outline-level="1"><text:span text:style-name="T8">What will I have to do as the owner?</text:span></text:h>
      <text:h text:style-name="P3" text:outline-level="1"/>
      <text:h text:style-name="Standard" text:outline-level="1"><text:span text:style-name="T3">Remember, when you hire me, my job will be to train YOU as well as your dog. This process is easier than you think. It doesn't require hard work nearly as much as it requires consistency, and commitment. After each session, I will give you the homework for the week. For best and fastest results, commit to one hour a day to work with your dog to apply your homework. </text:span></text:h>
      <text:h text:style-name="P3" text:outline-level="1"/>
      <text:h text:style-name="Standard" text:outline-level="1"><text:span text:style-name="T3">And no, “working” with your dog does not include petting your dog, or being in the same room with him. Just follow the simple steps I give you, do the homework, and you will see results in no time at all!</text:span></text:h>
      <text:h text:style-name="P3" text:outline-level="1"/>
      <text:h text:style-name="Standard" text:outline-level="1"><text:span text:style-name="T3"><text:line-break/></text:span></text:h>
      <text:h text:style-name="P1" text:outline-level="1"><text:span text:style-name="T4">“We cannot thank Tyler enough for helping us with our dog. Early this summer we lost a beloved pet who left behind her long time companion Sammy. Sammy never played with any other dogs and had no idea how to be social. He was also a hard dog to walk, weighing over 80 pounds and constantly pulling on his leash. </text:span></text:h>
      <text:h text:style-name="P6" text:outline-level="1"/>
      <text:h text:style-name="P2" text:outline-level="1"><text:span text:style-name="T4">{insert small photo – optional}</text:span></text:h>
      <text:h text:style-name="P6" text:outline-level="1"/>
      <text:h text:style-name="P1" text:outline-level="1"><text:span text:style-name="T4">Tyler had Sammy walking along side us immediately and helped us socialize him enough that we can now get him a new companion. (He needs a friend to play with). Tyler was very flexible with our crazy family schedule too. Thank you tyler! You really gave us a great gift!”</text:span></text:h>
      <text:h text:style-name="P11" text:outline-level="1"><text:span text:style-name="T4"><text:s/>- The Bartlett Family, Camarillo<text:line-break/></text:span></text:h>
      <text:h text:style-name="P3" text:outline-level="1"/>
      <text:h text:style-name="P3" text:outline-level="1"/>
      <text:h text:style-name="P3" text:outline-level="1"/>
      <text:h text:style-name="P2" text:outline-level="1"><text:soft-page-break/><text:span text:style-name="T8">Get Quality, Professional Training, </text:span></text:h>
      <text:h text:style-name="P2" text:outline-level="1"><text:span text:style-name="T8">At The Best Rates in Ventura County!</text:span></text:h>
      <text:h text:style-name="P3" text:outline-level="1"/>
      <text:h text:style-name="Standard" text:outline-level="1"><text:span text:style-name="T3">My specially-designed training packages give you the best value in the marketplace. Based on your needs, and your dog's own unique situation, we'll determine which package is best for you. </text:span></text:h>
      <text:h text:style-name="P3" text:outline-level="1"/>
      <text:h text:style-name="Standard" text:outline-level="1"><text:span text:style-name="T3">We will then customize the right package to fit your needs, as well as your dog's. Each session is held in your home, and usually last about an hour. All sessions are “hands-on” and dedicated to developing the proper behavior skills between you and your dog. </text:span></text:h>
      <text:h text:style-name="P3" text:outline-level="1"/>
      <text:h text:style-name="Standard" text:outline-level="1"><text:span text:style-name="T3">To best determine the package that's right for you, take advantage of my FREE initial evaluation session!</text:span></text:h>
      <text:h text:style-name="P3" text:outline-level="1"/>
      <text:h text:style-name="P2" text:outline-level="1"><text:span text:style-name="T8">To request a FREE evaluation training session, please click NOW!</text:span></text:h>
      <text:h text:style-name="P2" text:outline-level="1"><text:span text:style-name="T5">{insert link to inquiry form here}</text:span></text:h>
      <text:h text:style-name="P3" text:outline-level="1"/>
      <text:h text:style-name="P2" text:outline-level="1"><text:span text:style-name="T10">Training Package Options and Pricing:</text:span></text:h>
      <text:h text:style-name="P3" text:outline-level="1"/>
      <text:h text:style-name="Standard" text:outline-level="1"><text:span text:style-name="T8">Walking Clinic - $75</text:span></text:h>
      <text:h text:style-name="P3" text:outline-level="1"/>
      <text:h text:style-name="Standard" text:outline-level="1"><text:span text:style-name="T3">This is an effective one-day session, that will teach you everything you need to know about walking your dog. Learn how to keep your dog walking with you, rather than pulling you down the street! This is a great way to establish leadership and have you assert control over your relationship with your dog. It's best to utilize a fun and natural activity to do this, and walking fits the bill. Finally, learn how to walk your dog without distractions or mayhem! - </text:span><text:span text:style-name="T8">Click to Order!</text:span><text:span text:style-name="T3"> </text:span><text:span text:style-name="T4">{insert link to order form or paypal “buy now” button}</text:span><text:span text:style-name="T3"><text:line-break/><text:line-break/>NOTE: If your dog is unusually aggressive and doesn't handle well when walking by other dogs, this is NOT the right package for you. Please request </text:span><text:span text:style-name="T8">a free evaluation</text:span><text:span text:style-name="T3"> to determine the best option. </text:span><text:span text:style-name="T4">{insert link to evaluation form - optional}</text:span></text:h>
      <text:h text:style-name="P3" text:outline-level="1"/>
      <text:h text:style-name="Standard" text:outline-level="1"><text:span text:style-name="T8">3-Session Package - $200</text:span></text:h>
      <text:h text:style-name="P3" text:outline-level="1"/>
      <text:h text:style-name="Standard" text:outline-level="1"><text:span text:style-name="T3">This package is a great starting point for owners looking to positively influence their dog's behavior. Sessions are spaced out about a week apart, giving you plenty of time to practice and apply your new skills with your dog. This package is effective for addressing most low-to-moderate intensity behaviors. </text:span><text:span text:style-name="T8">Click to Order!</text:span><text:span text:style-name="T3"> </text:span><text:span text:style-name="T4">{insert link to order form or paypal “buy now” button}</text:span></text:h>
      <text:h text:style-name="P3" text:outline-level="1"><text:soft-page-break/></text:h>
      <text:h text:style-name="Standard" text:outline-level="1"><text:span text:style-name="T8">6-Session Package - $360</text:span></text:h>
      <text:h text:style-name="P3" text:outline-level="1"/>
      <text:h text:style-name="Standard" text:outline-level="1"><text:span text:style-name="T3">This is the best package for owners who want to successfully achieve lifelong changes in their dogs' behavior. We'll develop new skills and techniques in every session. All will be specially-designed to get your dog behaving the way you want. In most cases, medium to high intensity behavior issues can be addressed and corrected with this package. We will space sessions out about a week apart, giving you plenty of time to practice and implement your newly learned skills. </text:span><text:span text:style-name="T8">Click to Reserve!</text:span><text:span text:style-name="T3"> </text:span><text:span text:style-name="T4">{insert link to order form or paypal “buy now” button}</text:span></text:h>
      <text:h text:style-name="P3" text:outline-level="1"/>
      <text:h text:style-name="Standard" text:outline-level="1"><text:span text:style-name="T8">6-Session Intensive “Boot Camp” - $275</text:span></text:h>
      <text:h text:style-name="P3" text:outline-level="1"/>
      <text:h text:style-name="Standard" text:outline-level="1"><text:span text:style-name="T3">This is an intensive version of my standard 6-session package condensed into ten days. Have some extra free time to spend working with your dog? Then this is the right package for you. Works great for most dogs with low to moderate behavior issues. Also effective for people looking to “jump-start” working with their dogs on more intense behavior issues. <text:s/>All the sessions need to be pre-scheduled and completed within 10 days. The first two sessions will be “double sessions, followed by two single sessions (breakdown: 2 sessions @ 2 hours - 2 sessions @ 1 hour). </text:span><text:span text:style-name="T8">Click to Order!</text:span><text:span text:style-name="T3"> </text:span><text:span text:style-name="T4">{insert link to order form or paypal “buy now” button}</text:span></text:h>
      <text:h text:style-name="P3" text:outline-level="1"/>
      <text:h text:style-name="P2" text:outline-level="1"><text:span text:style-name="T4">{insert paypal graphic of all payment forms you accept}</text:span></text:h>
      <text:h text:style-name="P7" text:outline-level="1"/>
      <text:h text:style-name="P2" text:outline-level="1"><text:span text:style-name="T11">-All packages require 50% initial deposit, </text:span></text:h>
      <text:h text:style-name="P2" text:outline-level="1"><text:span text:style-name="T11">with final balance payable after last session-</text:span></text:h>
      <text:h text:style-name="P10" text:outline-level="1"/>
      <text:h text:style-name="P2" text:outline-level="1"><text:span text:style-name="T11">Not sure which package is right for you? </text:span><text:span text:style-name="T12">No problem!</text:span><text:span text:style-name="T11"> </text:span></text:h>
      <text:h text:style-name="P10" text:outline-level="1"/>
      <text:h text:style-name="P2" text:outline-level="1"><text:span text:style-name="T11">Just request a FREE INITIAL EVALUATION SESSION, </text:span></text:h>
      <text:h text:style-name="P2" text:outline-level="1"><text:span text:style-name="T11">and we'll figure it out together!</text:span></text:h>
      <text:h text:style-name="P10" text:outline-level="1"/>
      <text:h text:style-name="P2" text:outline-level="1"><text:span text:style-name="T11">There's </text:span><text:span text:style-name="T12">no risk or obligation!</text:span></text:h>
      <text:h text:style-name="P3" text:outline-level="1"/>
      <text:h text:style-name="P2" text:outline-level="1"><text:soft-page-break/><text:span text:style-name="T4">{insert link to inquiry/evaluation request form}</text:span></text:h>
      <text:h text:style-name="P7" text:outline-level="1"/>
      <text:h text:style-name="P2" text:outline-level="1"><text:span text:style-name="T4">{option to insert one more testimonial here}</text:span></text:h>
      <text:h text:style-name="P3" text:outline-level="1"/>
      <text:h text:style-name="Standard" text:outline-level="1"><text:span text:style-name="T4">Need help? Have questions?</text:span></text:h>
      <text:h text:style-name="Standard" text:outline-level="1"><text:span text:style-name="T4">Feel free to contact me!</text:span><text:span text:style-name="T3"> </text:span><text:span text:style-name="T4">{insert contact info, email, phone, etc}</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Heading" style:family="paragraph" style:parent-style-name="normal" style:next-style-name="Text_20_body" style:default-outline-level="1" style:list-style-name="" style:class="text">
      <style:paragraph-properties fo:margin-top="0.1665in" fo:margin-bottom="0.0835in" loext:contextual-spacing="false" style:line-height-at-least="0.0008in" fo:text-align="start" style:justify-single-word="false" fo:orphans="0" fo:widows="0" fo:hyphenation-ladder-count="no-limit" fo:keep-with-next="always" style:vertical-align="top" style:writing-mode="lr-tb"/>
      <style:text-properties style:text-position="0% 100%" style:font-name="Liberation Sans" fo:font-family="'Liberation Sans'" style:font-family-generic="roman" style:font-pitch="variable" fo:font-size="14pt" fo:language="en" fo:country="US" style:letter-kerning="true" style:text-blinking="false" style:font-name-asian="WenQuanYi Micro Hei" style:font-family-asian="'WenQuanYi Micro Hei'"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style:text-emphasize="none" style:text-scale="100%" fo:hyphenate="true" fo:hyphenation-remain-char-count="2" fo:hyphenation-push-char-count="2"/>
    </style:style>
    <style:style style:name="Text_20_body" style:display-name="Text body" style:family="paragraph" style:parent-style-name="normal" style:default-outline-level="1" style:list-style-name="" style:class="text">
      <style:paragraph-properties fo:margin-top="0in" fo:margin-bottom="0.0972in" loext:contextual-spacing="false" fo:line-height="120%"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List" style:family="paragraph" style:parent-style-name="Text_20_body" style:default-outline-level="1" style:list-style-name="" style:class="list">
      <style:paragraph-properties fo:margin-top="0in" fo:margin-bottom="0.0972in" loext:contextual-spacing="false" fo:line-height="120%"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Caption" style:family="paragraph" style:parent-style-name="normal" style:default-outline-level="1" style:list-style-name="" style:class="extra">
      <style:paragraph-properties fo:margin-top="0.0835in" fo:margin-bottom="0.0835in" loext:contextual-spacing="false" style:line-height-at-least="0.0008in" fo:text-align="start" style:justify-single-word="false" fo:orphans="0" fo:widows="0" fo:hyphenation-ladder-count="no-limit" text:number-lines="false" text:line-number="0" style:vertical-align="top" style:writing-mode="lr-tb"/>
      <style:text-properties style:text-position="0% 100%" style:font-name="Liberation Serif" fo:font-family="'Liberation Serif'" style:font-family-generic="roman" style:font-pitch="variable" fo:font-size="12pt" fo:language="en" fo:country="US" fo:font-style="italic" style:letter-kerning="true" style:text-blinking="false" style:font-name-asian="Droid Sans Fallback" style:font-family-asian="'Droid Sans Fallback'" style:font-family-generic-asian="system" style:font-pitch-asian="variable" style:font-size-asian="12pt" style:language-asian="zh" style:country-asian="CN" style:font-style-asian="italic" style:font-name-complex="FreeSans" style:font-family-complex="FreeSans" style:font-family-generic-complex="system" style:font-pitch-complex="variable" style:font-size-complex="12pt" style:language-complex="hi" style:country-complex="IN" style:font-style-complex="italic" style:text-emphasize="none" style:text-scale="100%" fo:hyphenate="true" fo:hyphenation-remain-char-count="2" fo:hyphenation-push-char-count="2"/>
    </style:style>
    <style:style style:name="Index" style:family="paragraph" style:parent-style-name="normal" style:default-outline-level="1" style:list-style-name="" style:class="index">
      <style:paragraph-properties style:line-height-at-least="0.0008in" fo:text-align="start" style:justify-single-word="false" fo:orphans="0" fo:widows="0" fo:hyphenation-ladder-count="no-limit" text:number-lines="false" text:line-number="0"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text-position="0% 100%" style:font-name="OpenSymbol" fo:font-family="OpenSymbol" style:font-family-generic="roman" style:font-pitch="variable" style:text-blinking="false" style:font-name-asian="OpenSymbol1" style:font-family-asian="OpenSymbol" style:font-family-generic-asian="system" style:font-pitch-asian="variable" style:font-name-complex="OpenSymbol1" style:font-family-complex="OpenSymbol" style:font-family-generic-complex="system" style:font-pitch-complex="variable" style:text-emphasize="none" style:text-scale="100%"/>
    </style:style>
    <style:style style:name="ListLabel_20_1" style:display-name="ListLabel 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8:11:52</meta:creation-date>
    <meta:initial-creator>Tony</meta:initial-creator>
    <meta:document-statistic meta:table-count="0" meta:image-count="0" meta:object-count="0" meta:page-count="10" meta:paragraph-count="114" meta:word-count="2772" meta:character-count="15571" meta:non-whitespace-character-count="12862"/>
    <meta:generator>LibreOfficeDev/6.0.5.2$Linux_X86_64 LibreOffice_project/</meta:generator>
  </office:meta>
</office:document-meta>
</file>